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7b8" officeooo:paragraph-rsid="001687b8"/>
    </style:style>
    <style:style style:name="P2" style:family="paragraph" style:parent-style-name="Standard" style:list-style-name="L1">
      <style:text-properties officeooo:rsid="001687b8" officeooo:paragraph-rsid="001687b8"/>
    </style:style>
    <style:style style:name="P3" style:family="paragraph" style:parent-style-name="Standard" style:list-style-name="L2">
      <style:text-properties officeooo:rsid="001687b8" officeooo:paragraph-rsid="00174989"/>
    </style:style>
    <style:style style:name="P4" style:family="paragraph" style:parent-style-name="Standard" style:list-style-name="L2">
      <style:text-properties officeooo:rsid="001687b8" officeooo:paragraph-rsid="001687b8"/>
    </style:style>
    <style:style style:name="P5" style:family="paragraph" style:parent-style-name="Standard" style:list-style-name="L4">
      <style:text-properties officeooo:rsid="001687b8" officeooo:paragraph-rsid="001687b8"/>
    </style:style>
    <style:style style:name="P6" style:family="paragraph" style:parent-style-name="Standard">
      <style:text-properties officeooo:rsid="001687b8" officeooo:paragraph-rsid="001687b8"/>
    </style:style>
    <style:style style:name="P7" style:family="paragraph" style:parent-style-name="Standard">
      <style:text-properties fo:font-weight="bold" officeooo:rsid="001687b8" officeooo:paragraph-rsid="001687b8" style:font-weight-asian="bold" style:font-weight-complex="bold"/>
    </style:style>
    <style:style style:name="P8" style:family="paragraph" style:parent-style-name="Standard">
      <style:text-properties fo:font-weight="bold" officeooo:rsid="001ea45f" officeooo:paragraph-rsid="001ea45f" style:font-weight-asian="bold" style:font-weight-complex="bold"/>
    </style:style>
    <style:style style:name="P9" style:family="paragraph" style:parent-style-name="Standard" style:list-style-name="L7">
      <style:text-properties fo:font-weight="bold" officeooo:rsid="001ea45f" officeooo:paragraph-rsid="001ea45f" style:font-weight-asian="bold" style:font-weight-complex="bold"/>
    </style:style>
    <style:style style:name="P10" style:family="paragraph" style:parent-style-name="Standard" style:list-style-name="L6">
      <style:text-properties officeooo:paragraph-rsid="001ea45f"/>
    </style:style>
    <style:style style:name="P11" style:family="paragraph" style:parent-style-name="Standard">
      <style:paragraph-properties fo:break-before="page"/>
      <style:text-properties fo:font-weight="bold" officeooo:rsid="001687b8" officeooo:paragraph-rsid="001687b8" style:font-weight-asian="bold" style:font-weight-complex="bold"/>
    </style:style>
    <style:style style:name="T1" style:family="text">
      <style:text-properties officeooo:rsid="00174989"/>
    </style:style>
    <style:style style:name="T2" style:family="text">
      <style:text-properties officeooo:rsid="00191e4c"/>
    </style:style>
    <style:style style:name="T3" style:family="text">
      <style:text-properties officeooo:rsid="001b0bff"/>
    </style:style>
    <style:style style:name="T4" style:family="text">
      <style:text-properties officeooo:rsid="001c07c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4989" style:font-weight-asian="bold" style:font-weight-complex="bold"/>
    </style:style>
    <style:style style:name="T7" style:family="text">
      <style:text-properties fo:font-weight="bold" officeooo:rsid="00191e4c" style:font-weight-asian="bold" style:font-weight-complex="bold"/>
    </style:style>
    <style:style style:name="T8" style:family="text">
      <style:text-properties fo:font-weight="bold" officeooo:rsid="001b0bff" style:font-weight-asian="bold" style:font-weight-complex="bold"/>
    </style:style>
    <style:style style:name="T9" style:family="text">
      <style:text-properties fo:font-weight="bold" officeooo:rsid="001ea45f" style:font-weight-asian="bold" style:font-weight-complex="bold"/>
    </style:style>
    <style:style style:name="T10" style:family="text">
      <style:text-properties officeooo:rsid="001687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oadDataSet:</text:p>
      <text:list xml:id="list57820625" text:style-name="L1">
        <text:list-item>
          <text:p text:style-name="P2"><text:span text:style-name="T5">SetFolderLocation(datasets, selectedDataset='', train='train', test='test')</text:span>: <text:span text:style-name="T3">Pass the location of folder where we store all the dataset. Select a dataset form that location, check for the name of train and test folder and if it is different than train and test pass that name.<text:line-break/></text:span></text:p>
        </text:list-item>
        <text:list-item>
          <text:p text:style-name="P2"><text:span text:style-name="T5">extractDataextractData(destLoc):</text:span> <text:span text:style-name="T3">if dataset is passed as a zip file pass the location of that file without extenssion.<text:line-break/></text:span></text:p>
        </text:list-item>
        <text:list-item>
          <text:p text:style-name="P2"><text:span text:style-name="T5">setImageSize(ImageSizeLocal=224) : </text:span><text:span text:style-name="T3">set image size to passed parameter<text:line-break/></text:span></text:p>
        </text:list-item>
        <text:list-item>
          <text:p text:style-name="P2"><text:span text:style-name="T5">dataLoader</text:span><text:span text:style-name="T6">()</text:span><text:span text:style-name="T1">: </text:span><text:span text:style-name="T3">Should be called after calling previous function to create dataLoader</text:span></text:p>
        </text:list-item>
      </text:list>
      <text:p text:style-name="P1"/>
      <text:p text:style-name="P1"/>
      <text:p text:style-name="P7">LoadModel</text:p>
      <text:list xml:id="list2284377469" text:style-name="L2">
        <text:list-item>
          <text:p text:style-name="P3"><text:span text:style-name="T5">load_model(model_name, number_of_class, pretrainval=False, <text:line-break/> <text:s text:c="21"/>freeze_feature=False, device_l=torch.device('cpu')):</text:span> <text:line-break/><text:span text:style-name="T3">model_name can be ‘vgg11’, ’vgg13’, ’vgg16’. <text:line-break/>Pretrainval indicates weather we want to load values of weight from pretrained model.<text:line-break/>freaze_feature makes require_grad value of convolution layer false and thus their value wont change during training.<text:line-break/>device_l can be cpu or cuda enabled gpu</text:span><text:line-break/></text:p>
        </text:list-item>
        <text:list-item>
          <text:p text:style-name="P4"><text:span text:style-name="T5">load_saved_model(load_path):</text:span> <text:span text:style-name="T3">Load trained saved model</text:span><text:line-break/></text:p>
        </text:list-item>
        <text:list-item>
          <text:p text:style-name="P4"><text:span text:style-name="T5">freeze(model,model_name) :</text:span> <text:span text:style-name="T3">Freeze all layer parameter except output layer</text:span><text:line-break/></text:p>
        </text:list-item>
        <text:list-item>
          <text:p text:style-name="P4"><text:span text:style-name="T5">freeze_feature(model,model_name):</text:span> <text:span text:style-name="T3">Freeze all convolution layer but unfreeze all densnet layer</text:span><text:line-break/></text:p>
        </text:list-item>
        <text:list-item>
          <text:p text:style-name="P4"><text:span text:style-name="T5">unfreeze(model,model_name):</text:span> <text:span text:style-name="T3">unfreeze all the layer para</text:span><text:line-break/></text:p>
        </text:list-item>
        <text:list-item>
          <text:p text:style-name="P4"><text:span text:style-name="T5">create_vgg_from_feature_list</text:span>(VggFeatureList, <text:line-break/><text:tab/><text:tab/><text:tab/><text:tab/>batch_norm: bool=False, <text:line-break/><text:tab/><text:tab/><text:tab/><text:tab/>progress: bool=False) </text:p>
        </text:list-item>
      </text:list>
      <text:p text:style-name="P1"/>
      <text:p text:style-name="P1"/>
      <text:p text:style-name="P1">TrainModel:</text:p>
      <text:list xml:id="list1224514448" text:style-name="L6">
        <text:list-item>
          <text:p text:style-name="P10"><text:span text:style-name="T5">fit_one_cycle</text:span><text:span text:style-name="T7">(<text:line-break/> </text:span><text:span text:style-name="T8"># Dataset Selection</text:span><text:span text:style-name="T7"> <text:line-break/> </text:span><text:span text:style-name="T5">dataloaders, trainDir, testDir,<text:line-break/> </text:span><text:span text:style-name="T8"># Model Selection </text:span><text:span text:style-name="T5"><text:line-break/> ModelName, model, device_l=torch.device('cpu'), <text:line-break/> </text:span><text:span text:style-name="T8">#Model Hyper-Parameter</text:span><text:span text:style-name="T5"><text:line-break/> epochs=1, max_lr=.01, weight_decay=0, L1=0,grad_clip=None,<text:line-break/> opt_func=torch.optim.SGD,logFile=''<text:line-break/>)</text:span></text:p>
          <text:p text:style-name="P10"><text:span text:style-name="T9"/></text:p>
        </text:list-item>
        <text:list-item>
          <text:p text:style-name="P10"><text:span text:style-name="T10">evaluate(model, data_loader)</text:span></text:p>
        </text:list-item>
      </text:list>
      <text:p text:style-name="P1"/>
      <text:p text:style-name="P1"/>
      <text:p text:style-name="P1"/>
      <text:p text:style-name="P11">InitializePruning:</text:p>
      <text:list xml:id="list2447246355" text:style-name="L4">
        <text:list-item>
          <text:p text:style-name="P5"><text:span text:style-name="T5">getBlockList(modelname):</text:span> <text:span text:style-name="T4">return a list that given number of conv layer in each block<text:line-break/></text:span></text:p>
        </text:list-item>
        <text:list-item>
          <text:p text:style-name="P5"><text:span text:style-name="T5">getFeatureList(modelname):</text:span> <text:span text:style-name="T4">Index of each conv layer in parmeter list<text:line-break/></text:span></text:p>
        </text:list-item>
        <text:list-item>
          <text:p text:style-name="P5"><text:span text:style-name="T5">getPruneModule(newModel, prunelist):</text:span> <text:span text:style-name="T4">Extract all the conv layer and store them in new list<text:line-break/></text:span></text:p>
        </text:list-item>
        <text:list-item>
          <text:p text:style-name="P5"><text:span text:style-name="T5">getPruneCount(module,blocks,maxpr):</text:span> <text:span text:style-name="T4">Based on max pr compute number of chennel can be prune from each list.<text:line-break/></text:span></text:p>
        </text:list-item>
        <text:list-item>
          <text:p text:style-name="P5"/>
        </text:list-item>
      </text:list>
      <text:p text:style-name="P1"/>
      <text:p text:style-name="P1"/>
      <text:p text:style-name="P1"/>
      <text:p text:style-name="P8">FacilitatePruning</text:p>
      <text:list xml:id="list3646465455" text:style-name="L7">
        <text:list-item>
          <text:p text:style-name="P9">compute_distance_score(t, n=1, dim_to_keep=[0,1],threshold=1):</text:p>
          <text:p text:style-name="P9"/>
        </text:list-item>
        <text:list-item>
          <text:p text:style-name="P9">compute_kernal_score(t, n=1, dim_to_keep=[0,1],threshold=1):</text:p>
          <text:p text:style-name="P9"/>
        </text:list-item>
        <text:list-item>
          <text:p text:style-name="P9">displayLayer(channelTupple):</text:p>
          <text:p text:style-name="P9"/>
        </text:list-item>
        <text:list-item>
          <text:p text:style-name="P9">compute_kernal_score(t, n=1, dim_to_keep=[0,1],threshold=1):</text:p>
          <text:p text:style-name="P9"/>
        </text:list-item>
        <text:list-item>
          <text:p text:style-name="P9">sort_kernel_by_value(kernelList):</text:p>
          <text:p text:style-name="P9"/>
        </text:list-item>
        <text:list-item>
          <text:p text:style-name="P9">sort_kernel_by_distance(kernalList):</text:p>
          <text:p text:style-name="P9"/>
        </text:list-item>
        <text:list-item>
          <text:p text:style-name="P9">get_k_element(channel_list,k)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21:25.313013617</meta:creation-date>
    <dc:date>2022-02-22T16:32:32.654682315</dc:date>
    <meta:editing-duration>P1DT4H49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76" meta:character-count="2419" meta:non-whitespace-character-count="2137"/>
  </office:meta>
</office:document-meta>
</file>